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Код ОП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Табельный номер</text:p>
          </table:table-cell>
          <table:table-cell office:value-type="string" calcext:value-type="string">
            <text:p>Факт, ч</text:p>
          </table:table-cell>
          <table:table-cell office:value-type="string" calcext:value-type="string">
            <text:p>План, ч</text:p>
          </table:table-cell>
          <table:table-cell office:value-type="string" calcext:value-type="string">
            <text:p>Время начала смены, факт, ч</text:p>
          </table:table-cell>
          <table:table-cell office:value-type="string" calcext:value-type="string">
            <text:p>Время окончания смены, факт, ч </text:p>
          </table:table-cell>
          <table:table-cell office:value-type="string" calcext:value-type="string">
            <text:p>Время начала смены, план, ч</text:p>
          </table:table-cell>
          <table:table-cell office:value-type="string" calcext:value-type="string">
            <text:p>Время окончания смены, план, ч 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number-columns-repeated="5" table:style-name="ce8"/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worker_username" xlink:type="simple">pf.worker_username</text:a></text:p>
          </table:table-cell>
          <table:table-cell table:style-name="ce3" office:value-type="string" calcext:value-type="string">
            <text:p><text:a xlink:href="relatorio://pf.fact_work_hours" xlink:type="simple">pf.fact_work_hours</text:a></text:p>
          </table:table-cell>
          <table:table-cell table:style-name="ce3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 table:style-name="ce8"/>
          <table:table-cell table:style-name="ce8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02:38.098695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3.2$Linux_X86_64 LibreOffice_project/40$Build-2</meta:generator>
    <dc:date>2021-01-20T15:20:42.471469116</dc:date>
    <meta:editing-duration>PT8H32M43S</meta:editing-duration>
    <meta:editing-cycles>45</meta:editing-cycles>
    <meta:document-statistic meta:table-count="1" meta:cell-count="22" meta:object-count="0"/>
  </office:meta>
</office:document-meta>
</file>